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575"/>
    </style:style>
    <style:style style:name="P2" style:family="paragraph" style:parent-style-name="Standard">
      <style:text-properties officeooo:paragraph-rsid="000dc575"/>
    </style:style>
    <style:style style:name="P3" style:family="paragraph" style:parent-style-name="Standard">
      <style:text-properties officeooo:rsid="000f8f2c" officeooo:paragraph-rsid="000f8f2c"/>
    </style:style>
    <style:style style:name="P4" style:family="paragraph" style:parent-style-name="Standard">
      <style:text-properties officeooo:paragraph-rsid="000f8f2c"/>
    </style:style>
    <style:style style:name="T1" style:family="text">
      <style:text-properties officeooo:rsid="000f8f2c"/>
    </style:style>
    <style:style style:name="T2" style:family="text">
      <style:text-properties officeooo:rsid="00112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<text:span text:style-name="T2">GetOutOfTheApp</text:span>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A8” when the “Enter patientID” dialog pops up</text:p>
      <text:p text:style-name="P1"/>
      <text:p text:style-name="P1">The app should now display the message dialog:” Patient 1000A8 exists“.</text:p>
      <text:p text:style-name="P1"/>
      <text:p text:style-name="P1">7. Type “N” when prompted for information related to whether or not the patient is pregnant.</text:p>
      <text:p text:style-name="P4">8. <text:span text:style-name="T1">Choose “Cancle”</text:span> when prompted for information related to the need for vasopressor support.</text:p>
      <text:p text:style-name="P4"/>
      <text:p text:style-name="P3">The app should now terminate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2:24:02.664814996</meta:creation-date>
    <dc:date>2020-11-18T02:26:22.411302766</dc:date>
    <meta:editing-duration>PT2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0" meta:character-count="735" meta:non-whitespace-character-count="620"/>
  </office:meta>
</office:document-meta>
</file>